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Footer</text:h>
      <text:p text:style-name="Text_20_body">In this example, a footer will be added to th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delta="http://www.deltaxml.com/ns/track-changes/delta-namespa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delta:insertion-change-idref="ct1" delta:insertion-type="insert-with-content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 delta:insertion-change-idref="ct1" delta:insertion-type="insert-with-content"/>
      </style:footer-style>
    </style:page-layout>
  </office:automatic-styles>
  <office:master-styles>
    <style:master-page style:name="Standard" style:page-layout-name="Mpm1">
      <style:footer delta:insertion-change-idref="ct1" delta:insertion-type="insert-with-content">
        <text:p text:style-name="Footer">This is the new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09:16:28</meta:creation-date>
    <dc:date>2010-06-25T09:17:06</dc:date>
    <dc:creator>Tristan Mitchell</dc:creator>
    <meta:editing-duration>PT00H00M26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18" meta:character-count="90"/>
  </office:meta>
</office:document-meta>
</file>